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raleway" svg:font-family="raleway"/>
    <style:font-face style:name="source code pro" svg:font-family="'source code pro', consolas, 'bitstream vera sans mono', 'courier new', Courier,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0.1cm" table:align="left"/>
    </style:style>
    <style:style style:name="Table2.A" style:family="table-column">
      <style:table-column-properties style:column-width="0.247cm"/>
    </style:style>
    <style:style style:name="Table2.B" style:family="table-column">
      <style:table-column-properties style:column-width="9.853cm"/>
    </style:style>
    <style:style style:name="Table2.A1" style:family="table-cell">
      <style:table-cell-properties style:vertical-align="middle"/>
    </style:style>
    <style:style style:name="Table1" style:family="table">
      <style:table-properties style:width="6.863cm" table:align="left"/>
    </style:style>
    <style:style style:name="Table1.A" style:family="table-column">
      <style:table-column-properties style:column-width="0.247cm"/>
    </style:style>
    <style:style style:name="Table1.B" style:family="table-column">
      <style:table-column-properties style:column-width="6.616cm"/>
    </style:style>
    <style:style style:name="Table1.A1" style:family="table-cell">
      <style:table-cell-properties style:vertical-align="middle"/>
    </style:style>
    <style:style style:name="P1" style:family="paragraph" style:parent-style-name="Heading_20_3">
      <style:paragraph-properties fo:margin-left="0cm" fo:margin-right="0cm" fo:margin-top="0cm" fo:margin-bottom="0.265cm" fo:line-height="133%" fo:orphans="2" fo:widows="2" fo:text-indent="0cm" style:auto-text-indent="false"/>
    </style:style>
    <style:style style:name="P2" style:family="paragraph" style:parent-style-name="Heading_20_3">
      <style:paragraph-properties fo:margin-left="0cm" fo:margin-right="0cm" fo:margin-top="0cm" fo:margin-bottom="0.265cm" fo:line-height="133%" fo:orphans="2" fo:widows="2" fo:text-indent="0cm" style:auto-text-indent="false"/>
      <style:text-properties fo:font-variant="normal" fo:text-transform="none" fo:color="#333333" style:font-name="Calibri" fo:font-size="12pt" fo:letter-spacing="normal" fo:font-style="normal" fo:font-weight="bold" style:font-size-asian="12pt" style:font-weight-asian="bold" style:font-size-complex="12pt" style:font-weight-complex="bold"/>
    </style:style>
    <style:style style:name="P3" style:family="paragraph" style:parent-style-name="Text_20_body">
      <style:paragraph-properties fo:margin-left="0cm" fo:margin-right="0cm" fo:margin-top="0cm" fo:margin-bottom="0.265cm" fo:line-height="133%" fo:orphans="2" fo:widows="2" fo:text-indent="0cm" style:auto-text-indent="false"/>
    </style:style>
    <style:style style:name="P4" style:family="paragraph" style:parent-style-name="Text_20_body">
      <style:paragraph-properties fo:margin-left="0cm" fo:margin-right="0cm" fo:margin-top="0cm" fo:margin-bottom="0.265cm" fo:line-height="133%" fo:orphans="2" fo:widows="2" fo:text-indent="0cm" style:auto-text-indent="false"/>
      <style:text-properties fo:font-variant="normal" fo:text-transform="none" fo:color="#333333" style:font-name="Calibri" fo:font-size="12pt" fo:letter-spacing="normal" fo:font-style="normal" fo:font-weight="normal" style:font-size-asian="12pt" style:font-size-complex="12pt"/>
    </style:style>
    <style:style style:name="P5" style:family="paragraph" style:parent-style-name="Table_20_Contents">
      <style:paragraph-properties fo:margin-left="0cm" fo:margin-right="0cm" fo:margin-top="0cm" fo:margin-bottom="0cm" fo:line-height="143%" fo:text-align="end" style:justify-single-word="false" fo:text-indent="0cm" style:auto-text-indent="false" fo:padding="0cm" fo:border="none"/>
      <style:text-properties fo:font-variant="normal" fo:text-transform="none" fo:color="#afafaf" style:font-name="Calibri" fo:font-size="12pt" fo:font-style="normal" fo:font-weight="normal" fo:background-color="#ffffff" style:font-size-asian="12pt" style:font-size-complex="12pt"/>
    </style:style>
    <style:style style:name="P6" style:family="paragraph" style:parent-style-name="Table_20_Contents">
      <style:paragraph-properties fo:margin-left="0cm" fo:margin-right="0cm" fo:margin-top="0cm" fo:margin-bottom="0cm" fo:line-height="143%" fo:text-align="start" style:justify-single-word="false" fo:text-indent="0cm" style:auto-text-indent="false" fo:padding="0cm" fo:border="none"/>
    </style:style>
    <style:style style:name="P7" style:family="paragraph" style:parent-style-name="Table_20_Contents">
      <style:paragraph-properties fo:margin-left="0cm" fo:margin-right="0cm" fo:margin-top="0cm" fo:margin-bottom="0cm" fo:line-height="143%" fo:text-align="start" style:justify-single-word="false" fo:orphans="2" fo:widows="2" fo:text-indent="0cm" style:auto-text-indent="false" fo:padding="0cm" fo:border="none"/>
    </style:style>
    <style:style style:name="P8" style:family="paragraph" style:parent-style-name="Standard">
      <style:text-properties style:font-name="Calibri" fo:font-size="12pt" style:font-size-asian="12pt" style:font-size-complex="12pt"/>
    </style:style>
    <style:style style:name="P9" style:family="paragraph" style:parent-style-name="Table_20_Contents">
      <style:paragraph-properties fo:margin-left="0cm" fo:margin-right="0cm" fo:margin-top="0cm" fo:margin-bottom="0cm" fo:line-height="143%" fo:text-align="end" style:justify-single-word="false" fo:text-indent="0cm" style:auto-text-indent="false" fo:padding="0cm" fo:border="none"/>
      <style:text-properties fo:font-variant="normal" fo:text-transform="none" fo:color="#afafaf" style:font-name="Calibri" fo:font-size="12pt" fo:font-style="normal" fo:font-weight="normal" fo:background-color="#ffffff" style:font-size-asian="12pt" style:font-size-complex="12pt"/>
    </style:style>
    <style:style style:name="P10" style:family="paragraph" style:parent-style-name="Standard">
      <style:text-properties style:font-name="Calibri" fo:font-size="12pt" fo:font-weight="bold" style:font-size-asian="12pt" style:font-weight-asian="bold" style:font-size-complex="12pt" style:font-weight-complex="bold"/>
    </style:style>
    <style:style style:name="P11" style:family="paragraph" style:parent-style-name="Standard" style:list-style-name="L2">
      <style:text-properties style:font-name="Calibri" fo:font-size="12pt" style:font-size-asian="12pt" style:font-size-complex="12pt"/>
    </style:style>
    <style:style style:name="P12" style:family="paragraph" style:parent-style-name="Standard">
      <style:text-properties fo:color="#000000" style:font-name="Calibri" fo:font-size="12pt" fo:font-weight="bold" style:font-size-asian="12pt" style:font-weight-asian="bold" style:font-name-complex="Calibri1" style:font-size-complex="12pt" style:font-weight-complex="bold"/>
    </style:style>
    <style:style style:name="P13" style:family="paragraph" style:parent-style-name="Standard">
      <style:text-properties fo:font-variant="normal" fo:text-transform="none" fo:color="#000000" style:font-name="Calibri" fo:font-size="12pt" fo:letter-spacing="normal" fo:font-style="normal" fo:font-weight="normal" style:font-size-asian="12pt" style:font-name-complex="Calibri1" style:font-size-complex="12pt"/>
    </style:style>
    <style:style style:name="P14" style:family="paragraph" style:parent-style-name="Heading_20_3">
      <style:text-properties fo:font-variant="normal" fo:text-transform="none" fo:color="#000000" style:font-name="Calibri" fo:font-size="12pt" fo:letter-spacing="normal" fo:font-style="normal" fo:font-weight="bold" style:font-size-asian="12pt" style:font-weight-asian="bold" style:font-name-complex="Calibri1" style:font-size-complex="12pt" style:font-weight-complex="bold"/>
    </style:style>
    <style:style style:name="P15" style:family="paragraph" style:parent-style-name="Heading_20_3">
      <style:paragraph-properties fo:margin-left="0cm" fo:margin-right="0cm" fo:margin-top="0cm" fo:margin-bottom="0.265cm" fo:line-height="133%" fo:orphans="2" fo:widows="2" fo:text-indent="0cm" style:auto-text-indent="false"/>
      <style:text-properties fo:font-variant="normal" fo:text-transform="none" fo:color="#333333" style:font-name="Calibri" fo:font-size="12pt" fo:letter-spacing="normal" fo:font-style="normal" fo:font-weight="bold" style:font-size-asian="12pt" style:font-weight-asian="bold" style:font-size-complex="12pt" style:font-weight-complex="bold"/>
    </style:style>
    <style:style style:name="P16" style:family="paragraph" style:parent-style-name="Heading_20_3">
      <style:paragraph-properties fo:margin-left="0cm" fo:margin-right="0cm" fo:margin-top="0cm" fo:margin-bottom="0.265cm" fo:line-height="133%" fo:orphans="2" fo:widows="2" fo:text-indent="0cm" style:auto-text-indent="false"/>
      <style:text-properties fo:font-variant="normal" fo:text-transform="none" fo:color="#333333" style:font-name="Calibri" fo:font-size="12pt" fo:letter-spacing="normal" fo:font-style="normal" fo:font-weight="bold" style:font-size-asian="12pt" style:font-weight-asian="bold" style:font-size-complex="12pt" style:font-weight-complex="bold"/>
    </style:style>
    <style:style style:name="P17" style:family="paragraph" style:parent-style-name="Heading_20_3">
      <style:paragraph-properties fo:margin-left="0cm" fo:margin-right="0cm" fo:margin-top="0cm" fo:margin-bottom="0.265cm" fo:line-height="133%" fo:orphans="2" fo:widows="2" fo:text-indent="0cm" style:auto-text-indent="false"/>
      <style:text-properties fo:font-variant="normal" fo:text-transform="none" fo:color="#333333" style:font-name="Calibri" fo:font-size="12pt" fo:letter-spacing="normal" fo:font-style="normal" fo:font-weight="bold" style:font-size-asian="12pt" style:font-size-complex="12pt"/>
    </style:style>
    <style:style style:name="P18" style:family="paragraph" style:parent-style-name="Text_20_body" style:list-style-name="L1">
      <style:text-properties fo:font-variant="normal" fo:text-transform="none" fo:color="#000000" style:font-name="Calibri" fo:font-size="12pt" fo:letter-spacing="normal" fo:font-style="normal" fo:font-weight="normal" style:font-size-asian="12pt" style:font-name-complex="Calibri1" style:font-size-complex="12pt"/>
    </style:style>
    <style:style style:name="P19" style:family="paragraph" style:parent-style-name="Text_20_body" style:list-style-name="L2">
      <style:text-properties fo:font-variant="normal" fo:text-transform="none" fo:color="#000000" style:font-name="Calibri" fo:font-size="12pt" fo:letter-spacing="normal" fo:font-style="normal" fo:font-weight="normal" style:font-size-asian="12pt" style:font-name-complex="Calibri1" style:font-size-complex="12pt"/>
    </style:style>
    <style:style style:name="P20" style:family="paragraph" style:parent-style-name="Text_20_body" style:list-style-name="L2">
      <style:paragraph-properties fo:margin-top="0cm" fo:margin-bottom="0cm" fo:orphans="2" fo:widows="2" fo:padding="0cm" fo:border="none"/>
      <style:text-properties fo:font-variant="normal" fo:text-transform="none" fo:color="#000000" style:font-name="Calibri" fo:font-size="12pt" fo:letter-spacing="normal" fo:font-style="normal" fo:font-weight="normal" style:font-size-asian="12pt" style:font-size-complex="12pt"/>
    </style:style>
    <style:style style:name="P21" style:family="paragraph" style:parent-style-name="Text_20_body" style:list-style-name="L2">
      <style:paragraph-properties fo:orphans="2" fo:widows="2" fo:padding="0cm" fo:border="none"/>
    </style:style>
    <style:style style:name="P22" style:family="paragraph" style:parent-style-name="Text_20_body" style:list-style-name="L3">
      <style:paragraph-properties fo:margin-top="0cm" fo:margin-bottom="0.265cm" fo:orphans="2" fo:widows="2"/>
    </style:style>
    <style:style style:name="P23" style:family="paragraph" style:parent-style-name="Text_20_body" style:list-style-name="L5">
      <style:paragraph-properties fo:margin-top="0cm" fo:margin-bottom="0.265cm" fo:orphans="2" fo:widows="2"/>
    </style:style>
    <style:style style:name="P24" style:family="paragraph" style:parent-style-name="Text_20_body" style:list-style-name="L6">
      <style:paragraph-properties fo:margin-top="0cm" fo:margin-bottom="0.265cm" fo:orphans="2" fo:widows="2"/>
    </style:style>
    <style:style style:name="P25" style:family="paragraph" style:parent-style-name="Text_20_body" style:list-style-name="L4">
      <style:paragraph-properties fo:margin-top="0cm" fo:margin-bottom="0.265cm" fo:orphans="2" fo:widows="2"/>
      <style:text-properties fo:font-variant="normal" fo:text-transform="none" fo:color="#333333" style:font-name="Calibri" fo:font-size="12pt" fo:letter-spacing="normal" fo:font-style="normal" fo:font-weight="normal" style:font-size-asian="12pt" style:font-size-complex="12pt"/>
    </style:style>
    <style:style style:name="P26" style:family="paragraph" style:parent-style-name="Text_20_body" style:list-style-name="L6">
      <style:paragraph-properties fo:margin-top="0cm" fo:margin-bottom="0.265cm" fo:orphans="2" fo:widows="2"/>
      <style:text-properties fo:font-variant="normal" fo:text-transform="none" fo:color="#333333" style:font-name="Calibri" fo:font-size="12pt" fo:letter-spacing="normal" fo:font-style="normal" fo:font-weight="normal" style:font-size-asian="12pt" style:font-size-complex="12pt"/>
    </style:style>
    <style:style style:name="P27" style:family="paragraph" style:parent-style-name="Text_20_body">
      <style:paragraph-properties fo:margin-left="0cm" fo:margin-right="0cm" fo:margin-top="0cm" fo:margin-bottom="0.265cm" fo:line-height="133%" fo:orphans="2" fo:widows="2" fo:text-indent="0cm" style:auto-text-indent="false"/>
      <style:text-properties fo:font-variant="normal" fo:text-transform="none" fo:color="#333333" style:font-name="Calibri" fo:font-size="12pt" fo:letter-spacing="normal" fo:font-style="normal" fo:font-weight="normal" style:font-size-asian="12pt" style:font-size-complex="12pt"/>
    </style:style>
    <style:style style:name="P28" style:family="paragraph" style:parent-style-name="Text_20_body">
      <style:paragraph-properties fo:margin-left="0cm" fo:margin-right="0cm" fo:margin-top="0cm" fo:margin-bottom="0.265cm" fo:line-height="133%" fo:orphans="2" fo:widows="2" fo:text-indent="0cm" style:auto-text-indent="false"/>
      <style:text-properties fo:font-variant="normal" fo:text-transform="none" fo:color="#333333" style:font-name="Calibri"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265cm" fo:line-height="133%" fo:orphans="2" fo:widows="2" fo:text-indent="0cm" style:auto-text-indent="false"/>
    </style:style>
    <style:style style:name="T1" style:family="text">
      <style:text-properties fo:color="#000000" style:font-name-complex="Calibri1"/>
    </style:style>
    <style:style style:name="T2" style:family="text">
      <style:text-properties fo:color="#000000" fo:font-weight="bold" style:font-weight-asian="bold" style:font-name-complex="Calibri1" style:font-weight-complex="bold"/>
    </style:style>
    <style:style style:name="T3" style:family="text">
      <style:text-properties fo:color="#000000" fo:font-weight="normal" style:font-weight-asian="normal" style:font-name-complex="Calibri1" style:font-weight-complex="normal"/>
    </style:style>
    <style:style style:name="T4" style:family="text">
      <style:text-properties fo:font-variant="normal" fo:text-transform="none" fo:color="#000000" style:font-name="Calibri" fo:font-size="12pt" fo:letter-spacing="normal" fo:font-style="normal" fo:font-weight="normal" style:font-size-asian="12pt" style:font-size-complex="12pt"/>
    </style:style>
    <style:style style:name="T5" style:family="text">
      <style:text-properties fo:font-variant="normal" fo:text-transform="none" fo:color="#000000" style:font-name="Calibri" fo:font-size="12pt" fo:letter-spacing="normal" fo:font-style="italic" fo:font-weight="normal" style:font-size-asian="12pt" style:font-size-complex="12pt"/>
    </style:style>
    <style:style style:name="T6" style:family="text">
      <style:text-properties fo:font-variant="normal" fo:text-transform="none" fo:color="#000000" style:font-name="Calibri" fo:font-size="12pt" fo:font-style="normal" fo:font-weight="normal" fo:background-color="#ffffff" style:font-size-asian="12pt" style:font-size-complex="12pt"/>
    </style:style>
    <style:style style:name="T7" style:family="text">
      <style:text-properties fo:font-variant="normal" fo:text-transform="none" fo:color="#000000" fo:font-size="10.5pt" fo:font-style="normal" fo:font-weight="normal" fo:background-color="#ffffff" style:font-name-asian="source code pro" style:font-size-asian="10.5pt" style:font-style-asian="normal" style:font-weight-asian="normal" style:font-name-complex="source code pro" style:font-size-complex="10.5pt" style:font-style-complex="normal" style:font-weight-complex="normal"/>
    </style:style>
    <style:style style:name="T8" style:family="text">
      <style:text-properties fo:font-variant="normal" fo:text-transform="none" fo:color="#000000" fo:letter-spacing="normal" fo:font-style="normal" fo:font-weight="normal" style:font-name-complex="Calibri1"/>
    </style:style>
    <style:style style:name="T9" style:family="text">
      <style:text-properties fo:font-variant="normal" fo:text-transform="none" fo:color="#000000" style:font-name="source code pro" fo:font-size="10.5pt" fo:font-style="normal" fo:font-weight="normal" fo:background-color="#ffffff" style:font-name-asian="source code pro" style:font-size-asian="10.5pt" style:font-style-asian="normal" style:font-weight-asian="normal" style:font-name-complex="source code pro" style:font-size-complex="10.5pt" style:font-style-complex="normal" style:font-weight-complex="normal"/>
    </style:style>
    <style:style style:name="T10" style:family="text">
      <style:text-properties fo:font-variant="normal" fo:text-transform="none" fo:color="#000000" fo:font-size="12pt" fo:font-style="normal" fo:font-weight="normal" fo:background-color="#ffffff" style:font-size-asian="12pt" style:font-size-complex="12pt"/>
    </style:style>
    <style:style style:name="T11" style:family="text">
      <style:text-properties fo:font-variant="normal" fo:text-transform="none" fo:color="#000000" style:font-name="Calibri" fo:font-size="12pt" fo:font-style="normal" fo:font-weight="normal" fo:background-color="#ffffff" style:font-size-asian="12pt" style:font-size-complex="12pt"/>
    </style:style>
    <style:style style:name="T12" style:family="text">
      <style:text-properties fo:font-variant="normal" fo:text-transform="none" fo:color="#000000" style:font-name="Calibri" fo:font-size="12pt" fo:font-style="normal" fo:font-weight="normal" fo:background-color="#ffffff" style:font-name-asian="source code pro" style:font-size-asian="12pt" style:font-style-asian="normal" style:font-weight-asian="normal" style:font-name-complex="source code pro" style:font-size-complex="12pt" style:font-style-complex="normal" style:font-weight-complex="normal"/>
    </style:style>
    <style:style style:name="T13" style:family="text">
      <style:text-properties fo:font-variant="normal" fo:text-transform="none" fo:color="#000000" style:font-name="Calibri" fo:font-size="10.5pt" fo:font-style="normal" fo:font-weight="normal" fo:background-color="#ffffff" style:font-name-asian="source code pro" style:font-size-asian="10.5pt" style:font-style-asian="normal" style:font-weight-asian="normal" style:font-name-complex="source code pro" style:font-size-complex="10.5pt" style:font-style-complex="normal" style:font-weight-complex="normal"/>
    </style:style>
    <style:style style:name="T14" style:family="text">
      <style:text-properties fo:font-variant="normal" fo:text-transform="none" fo:color="#000000" style:font-name="Calibri" fo:font-style="normal" fo:font-weight="normal" fo:background-color="#ffffff"/>
    </style:style>
    <style:style style:name="T15" style:family="text">
      <style:text-properties fo:font-variant="normal" fo:text-transform="none" fo:color="#000000" style:font-name="Calibri" fo:font-style="normal" fo:font-weight="normal" fo:background-color="#ffffff" style:font-name-asian="source code pro" style:font-style-asian="normal" style:font-weight-asian="normal" style:font-name-complex="source code pro" style:font-style-complex="normal" style:font-weight-complex="normal"/>
    </style:style>
    <style:style style:name="T16" style:family="text">
      <style:text-properties fo:font-variant="normal" fo:text-transform="none" fo:color="#333333" style:font-name="raleway" fo:font-size="13.5pt" fo:letter-spacing="normal" fo:font-style="normal" fo:font-weight="normal"/>
    </style:style>
    <style:style style:name="T17" style:family="text">
      <style:text-properties fo:font-variant="normal" fo:text-transform="none" fo:color="#333333" style:font-name="raleway" fo:font-size="13.5pt" fo:letter-spacing="normal" fo:font-style="normal" fo:font-weight="bold"/>
    </style:style>
    <style:style style:name="T18" style:family="text">
      <style:text-properties fo:font-variant="normal" fo:text-transform="none" fo:color="#333333" fo:font-size="13.5pt" fo:letter-spacing="normal" fo:font-style="normal" fo:font-weight="normal"/>
    </style:style>
    <style:style style:name="T19" style:family="text">
      <style:text-properties fo:font-variant="normal" fo:text-transform="none" fo:color="#333333" fo:font-size="13.5pt" fo:letter-spacing="normal" fo:font-style="normal" fo:font-weight="bold"/>
    </style:style>
    <style:style style:name="T20" style:family="text">
      <style:text-properties fo:font-variant="normal" fo:text-transform="none" fo:color="#333333" style:font-name="Calibri" fo:font-size="12pt" fo:letter-spacing="normal" fo:font-style="normal" fo:font-weight="normal" style:font-size-asian="12pt" style:font-size-complex="12pt"/>
    </style:style>
    <style:style style:name="T21" style:family="text">
      <style:text-properties fo:font-variant="normal" fo:text-transform="none" fo:color="#333333" style:font-name="Calibri" fo:font-size="12pt" fo:letter-spacing="normal" fo:font-style="normal" fo:font-weight="bold" style:font-size-asian="12pt" style:font-size-complex="12pt"/>
    </style:style>
    <style:style style:name="T22" style:family="text">
      <style:text-properties fo:font-variant="normal" fo:text-transform="none" fo:color="#333333" fo:font-size="12pt" fo:letter-spacing="normal" fo:font-style="normal" fo:font-weight="normal" style:font-size-asian="12pt" style:font-size-complex="12pt"/>
    </style:style>
    <style:style style:name="T23" style:family="text">
      <style:text-properties fo:font-variant="normal" fo:text-transform="none" fo:color="#333333" fo:font-size="12pt" fo:letter-spacing="normal" fo:font-style="normal" fo:font-weight="bold" style:font-size-asian="12pt" style:font-size-complex="12pt"/>
    </style:style>
    <style:style style:name="T24" style:family="text">
      <style:text-properties fo:font-variant="normal" fo:text-transform="none" fo:color="#333333" style:font-name="Calibri" fo:font-size="12pt" fo:letter-spacing="normal" fo:font-style="normal" fo:font-weight="normal" style:font-size-asian="12pt" style:font-size-complex="12pt"/>
    </style:style>
    <style:style style:name="T25" style:family="text">
      <style:text-properties fo:font-variant="normal" fo:text-transform="none" fo:color="#333333" style:font-name="Calibri" fo:font-size="12pt" fo:letter-spacing="normal" fo:font-style="normal" fo:font-weight="bold" style:font-size-asian="12pt" style:font-size-complex="12pt"/>
    </style:style>
    <style:style style:name="T26" style:family="text">
      <style:text-properties fo:font-variant="normal" fo:text-transform="none" fo:color="#333333" style:font-name="Calibri" fo:font-size="13.5pt" fo:letter-spacing="normal" fo:font-style="normal" fo:font-weight="normal"/>
    </style:style>
    <style:style style:name="T27" style:family="text">
      <style:text-properties fo:font-variant="normal" fo:text-transform="none" fo:color="#333333" style:font-name="Calibri" fo:font-size="13.5pt" fo:letter-spacing="normal" fo:font-style="normal" fo:font-weight="bold"/>
    </style:style>
    <style:style style:name="T28" style:family="text">
      <style:text-properties fo:font-variant="normal" fo:text-transform="none" fo:color="#333333" style:font-name="Calibri" fo:letter-spacing="normal" fo:font-style="normal" fo:font-weight="normal"/>
    </style:style>
    <style:style style:name="T29" style:family="text">
      <style:text-properties fo:font-variant="normal" fo:text-transform="none" fo:color="#333333" style:font-name="Calibri" fo:letter-spacing="normal" fo:font-style="normal" fo:font-weight="bold"/>
    </style:style>
    <style:style style:name="T30" style:family="text">
      <style:text-properties fo:font-variant="normal" fo:text-transform="none" fo:color="#63b175" style:font-name="Calibri" fo:font-size="12pt" fo:font-style="normal" fo:font-weight="bold" fo:background-color="#ffffff" style:font-size-asian="12pt" style:font-size-complex="12pt"/>
    </style:style>
    <style:style style:name="T31" style:family="text">
      <style:text-properties fo:font-variant="normal" fo:text-transform="none" fo:color="#63b175" style:text-line-through-style="none" style:font-name="Calibri" fo:font-size="12pt" fo:letter-spacing="normal" fo:font-style="normal" style:text-underline-style="none" fo:font-weight="normal" style:text-blinking="false" fo:background-color="#ffffff" style:font-size-asian="12pt" style:font-size-complex="12pt"/>
    </style:style>
    <style:style style:name="T32" style:family="text">
      <style:text-properties fo:font-variant="normal" fo:text-transform="none" fo:color="#63b175" style:text-line-through-style="none" style:font-name="Calibri" fo:font-size="12pt" fo:letter-spacing="normal" fo:font-style="normal" style:text-underline-style="none" fo:font-weight="normal" style:text-blinking="false" fo:background-color="transparent" style:font-size-asian="12pt" style:font-size-complex="12pt"/>
    </style:style>
    <style:style style:name="T33" style:family="text">
      <style:text-properties fo:font-variant="normal" fo:text-transform="none" fo:color="#63b175" style:text-line-through-style="none" style:font-name="raleway" fo:font-size="13.5pt" fo:letter-spacing="normal" fo:font-style="normal" style:text-underline-style="none" fo:font-weight="normal" style:text-blinking="false" fo:background-color="transparent"/>
    </style:style>
    <style:style style:name="T34" style:family="text">
      <style:text-properties fo:font-variant="normal" fo:text-transform="none" fo:color="#63b175" style:text-line-through-style="none" fo:font-size="13.5pt" fo:letter-spacing="normal" fo:font-style="normal" style:text-underline-style="none" fo:font-weight="normal" style:text-blinking="false" fo:background-color="transparent"/>
    </style:style>
    <style:style style:name="T35" style:family="text">
      <style:text-properties fo:font-variant="normal" fo:text-transform="none" fo:color="#63b175" style:text-line-through-style="none" fo:font-size="12pt" fo:letter-spacing="normal" fo:font-style="normal" style:text-underline-style="none" fo:font-weight="normal" style:text-blinking="false" fo:background-color="transparent" style:font-size-asian="12pt" style:font-size-complex="12pt"/>
    </style:style>
    <style:style style:name="T36" style:family="text">
      <style:text-properties fo:font-variant="normal" fo:text-transform="none" fo:color="#63b175" style:text-line-through-style="none" style:font-name="Calibri" fo:font-size="12pt" fo:letter-spacing="normal" fo:font-style="normal" style:text-underline-style="none" fo:font-weight="normal" style:text-blinking="false" fo:background-color="transparent" style:font-size-asian="12pt" style:font-size-complex="12pt"/>
    </style:style>
    <style:style style:name="T37" style:family="text">
      <style:text-properties fo:font-variant="normal" fo:text-transform="none" fo:color="#63b175" style:text-line-through-style="none" style:font-name="Calibri" fo:font-size="13.5pt" fo:letter-spacing="normal" fo:font-style="normal" style:text-underline-style="none" fo:font-weight="normal" style:text-blinking="false" fo:background-color="transparent"/>
    </style:style>
    <style:style style:name="T38" style:family="text">
      <style:text-properties fo:font-variant="normal" fo:text-transform="none" fo:color="#63b175" style:text-line-through-style="none" style:font-name="Calibri" fo:letter-spacing="normal" fo:font-style="normal" style:text-underline-style="none" fo:font-weight="normal" style:text-blinking="false" fo:background-color="transparent"/>
    </style:style>
    <style:style style:name="T39" style:family="text">
      <style:text-properties fo:font-variant="normal" fo:text-transform="none" fo:color="#63b175" fo:font-size="12pt" fo:font-style="normal" fo:font-weight="bold" fo:background-color="#ffffff" style:font-size-asian="12pt" style:font-size-complex="12pt"/>
    </style:style>
    <style:style style:name="T40" style:family="text">
      <style:text-properties fo:font-variant="normal" fo:text-transform="none" fo:color="#63b175" style:font-name="Calibri" fo:font-size="12pt" fo:font-style="normal" fo:font-weight="bold" fo:background-color="#ffffff" style:font-size-asian="12pt" style:font-size-complex="12pt"/>
    </style:style>
    <style:style style:name="T41" style:family="text">
      <style:text-properties fo:font-variant="normal" fo:text-transform="none" fo:color="#63b175" style:font-name="Calibri" fo:font-style="normal" fo:font-weight="bold" fo:background-color="#ffffff"/>
    </style:style>
    <style:style style:name="T42" style:family="text">
      <style:text-properties fo:font-variant="normal" fo:text-transform="none" style:font-name="Calibri" fo:font-size="12pt" fo:font-style="normal" fo:font-weight="normal" fo:background-color="#ffffff" style:font-size-asian="12pt" style:font-size-complex="12pt"/>
    </style:style>
    <style:style style:name="T43" style:family="text">
      <style:text-properties fo:font-variant="normal" fo:text-transform="none" style:font-name="Calibri" fo:font-size="12pt" fo:background-color="#ffffff" style:font-size-asian="12pt" style:font-size-complex="12pt"/>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Java Quetions:-</text:p>
      <text:p text:style-name="P12"/>
      <text:p text:style-name="P8"><text:span text:style-name="T3">1.</text:span><text:span text:style-name="T2"> </text:span><text:span text:style-name="T1">Encapsulation vs Abstraction in very detail:-</text:span></text:p>
      <text:list xml:id="list7172455375449805674" text:style-name="L1">
        <text:list-header>
          <text:p text:style-name="P18"/>
        </text:list-header>
      </text:list>
      <text:list xml:id="list1620132717429581445" text:style-name="L2">
        <text:list-item>
          <text:p text:style-name="P19">Abstraction hide the things at design level but Encapsulation hide things at implementation level.</text:p>
        </text:list-item>
        <text:list-item>
          <text:p text:style-name="P20">Abstraction can be defined as the process of hiding the unwanted details and exposing only the essential features of a particular object or concept, while Encapsulation is a way of wrapping up data and methods into a single unit. Encapsulation puts the data safe from the outside world by binding the data and codes into single unit.</text:p>
        </text:list-item>
        <text:list-item>
          <text:p text:style-name="P20">Abstraction lets you focus on what the object does instead of how it does, while Encapsulation means hiding the internal details of how an object works. When you keep internal working details private, you can change it later with a better method.</text:p>
        </text:list-item>
        <text:list-item>
          <text:p text:style-name="P20"/>
        </text:list-item>
        <text:list-item>
          <text:p text:style-name="P20">Abstraction is supported using interface and abstract class while Encapsulation is supported using access modifiers e.g. public, private and protected.</text:p>
        </text:list-item>
        <text:list-item>
          <text:p text:style-name="P20"/>
        </text:list-item>
        <text:list-item>
          <text:p text:style-name="P21"><text:span text:style-name="T4">Abstraction means to show </text:span><text:span text:style-name="T5">What </text:span><text:span text:style-name="T4">part of functionality while Encapsulation means to hide the </text:span><text:span text:style-name="T5">How </text:span><text:span text:style-name="T4">part of the functionality.</text:span></text:p>
        </text:list-item>
        <text:list-item>
          <text:p text:style-name="P11"><text:span text:style-name="T8">Advantage of </text:span><text:span text:style-name="T8">Abstraction is</text:span><text:span text:style-name="T8"> “code should be open for Extension but closed for Modification”</text:span></text:p>
        </text:list-item>
      </text:list>
      <text:p text:style-name="P13"/>
      <text:h text:style-name="P14" text:outline-level="3">Q 2. What Is JIT?</text:h>
      <text:p text:style-name="P3"><text:span text:style-name="Emphasis"><text:span text:style-name="T20">JIT</text:span></text:span><text:span text:style-name="T20"> stands for “just in time”. It’s a component of the JRE that runs in the runtime and increases the performance of the application. </text:span><text:span text:style-name="Strong_20_Emphasis"><text:span text:style-name="T21">Specifically, it’s a compiler which runs just after the program’s start.</text:span></text:span></text:p>
      <text:p text:style-name="P4">This is different from the regular Java compiler which compiles the code long before the application is started. JIT can speed up the application in different ways.</text:p>
      <text:p text:style-name="P4">For example, the JIT compiler is responsible for compiling bytecode into native instructions on the fly to improve performance. Also, it can optimize the code to the targeted CPU and operating system.</text:p>
      <text:p text:style-name="P4">Additionally, it has access to many runtime statistics which may be used for recompilation for optimal performance. With this, it can also do some global code optimizations or rearrange code for better cache utilization.</text:p>
      <text:p text:style-name="P13"/>
      <text:h text:style-name="Heading_20_3" text:outline-level="3"><text:span text:style-name="Source_20_Text"><text:span text:style-name="T21">Q 2</text:span></text:span><text:span text:style-name="Source_20_Text"><text:span text:style-name="T21">. What Are the Methods of the Object Class and What Do They Do?</text:span></text:span></text:h>
      <text:p text:style-name="P3"><text:span text:style-name="T20">It’s important to know what methods the </text:span><text:span text:style-name="Emphasis"><text:span text:style-name="T20">Object</text:span></text:span><text:span text:style-name="T20"> class contains and how they work. It’s also very helpful when we want to override those methods:</text:span></text:p>
      <text:list xml:id="list6733432253330502863" text:style-name="L3">
        <text:list-item>
          <text:p text:style-name="P22"><text:span text:style-name="Emphasis"><text:span text:style-name="T20">clone()</text:span></text:span><text:span text:style-name="T20"> – returns a copy of this object</text:span></text:p>
        </text:list-item>
        <text:list-item>
          <text:p text:style-name="P22"><text:span text:style-name="Emphasis"><text:span text:style-name="T20">equals()</text:span></text:span><text:span text:style-name="T20"> – returns </text:span><text:span text:style-name="Emphasis"><text:span text:style-name="T20">true</text:span></text:span><text:span text:style-name="T20"> when this object is equal to the object passed as a parameter</text:span></text:p>
        </text:list-item>
        <text:list-item>
          <text:p text:style-name="P22"><text:span text:style-name="Emphasis"><text:span text:style-name="T20">finalize()</text:span></text:span><text:span text:style-name="T20"> – the garbage collector calls this method while it’s cleaning the memory</text:span></text:p>
        </text:list-item>
        <text:list-item>
          <text:p text:style-name="P22"><text:span text:style-name="Emphasis"><text:span text:style-name="T20">getClass()</text:span></text:span><text:span text:style-name="T20"> – returns the runtime class of this object</text:span></text:p>
        </text:list-item>
        <text:list-item>
          <text:p text:style-name="P22"><text:soft-page-break/><text:span text:style-name="Emphasis"><text:span text:style-name="T20">hashCode()</text:span></text:span><text:span text:style-name="T20"> – returns a hash code of this object. </text:span><text:span text:style-name="Strong_20_Emphasis"><text:span text:style-name="T21">We should be aware that it should be consistent with the </text:span></text:span><text:span text:style-name="Strong_20_Emphasis"><text:span text:style-name="Emphasis"><text:span text:style-name="T21">equals()</text:span></text:span></text:span><text:span text:style-name="Strong_20_Emphasis"><text:span text:style-name="T21"> method</text:span></text:span></text:p>
        </text:list-item>
        <text:list-item>
          <text:p text:style-name="P22"><text:span text:style-name="Emphasis"><text:span text:style-name="T20">notify()</text:span></text:span><text:span text:style-name="T20"> – sends a notification to a single thread waiting for the object’s monitor</text:span></text:p>
        </text:list-item>
        <text:list-item>
          <text:p text:style-name="P22"><text:span text:style-name="Emphasis"><text:span text:style-name="T20">notifyAll()</text:span></text:span><text:span text:style-name="T20"> – sends a notification to all threads waiting for the object’s monitor</text:span></text:p>
        </text:list-item>
        <text:list-item>
          <text:p text:style-name="P22"><text:span text:style-name="Emphasis"><text:span text:style-name="T20">toString()</text:span></text:span><text:span text:style-name="T20"> – returns a string representation of this object</text:span></text:p>
        </text:list-item>
        <text:list-item>
          <text:p text:style-name="P22"><text:span text:style-name="Emphasis"><text:span text:style-name="T20">wait()</text:span></text:span><text:span text:style-name="T20"> – there are three overloaded versions of this method. It forces the current thread to wait the specified amount of time until another thread calls </text:span><text:span text:style-name="Emphasis"><text:span text:style-name="T20">notify()</text:span></text:span><text:span text:style-name="T20"> or </text:span><text:span text:style-name="Emphasis"><text:span text:style-name="T20">notifyAll()</text:span></text:span><text:span text:style-name="T20"> on this object.</text:span></text:p>
        </text:list-item>
      </text:list>
      <text:p text:style-name="Standard"><text:span text:style-name="Source_20_Text"><text:span text:style-name="T4"/></text:span></text:p>
      <text:h text:style-name="P14" text:outline-level="3">Q3. What Is the Difference Between JDK, JRE, and JVM?</text:h>
      <text:p text:style-name="P3"><text:span text:style-name="Emphasis"><text:span text:style-name="T20"><text:s text:c="5"/>JDK</text:span></text:span><text:span text:style-name="T20"> stands for </text:span><text:span text:style-name="Emphasis"><text:span text:style-name="T20">Java Development Kit</text:span></text:span><text:span text:style-name="T20">, which is a set of tools necessary for developers to write <text:s text:c="6"/>applications in Java. There are three types of JDK environments:</text:span></text:p>
      <text:list xml:id="list7900383716276545551" text:style-name="L4">
        <text:list-item>
          <text:p text:style-name="P25">Standard Edition – development kit for creating portable desktop or server applications</text:p>
        </text:list-item>
        <text:list-item>
          <text:p text:style-name="P25">Enterprise Edition – an extension to the Standard Edition with support for distributed computing or web services</text:p>
        </text:list-item>
        <text:list-item>
          <text:p text:style-name="P25">Micro Edition – development platform for embedded and mobile applications</text:p>
        </text:list-item>
      </text:list>
      <text:p text:style-name="P3"><text:span text:style-name="T20"><text:s/>There are plenty of tools included in the JDK which </text:span><text:span text:style-name="Strong_20_Emphasis"><text:span text:style-name="T21">help programmers with writing, debugging or maintaining applications</text:span></text:span><text:span text:style-name="T20">. The most popular ones are a compiler (</text:span><text:span text:style-name="Emphasis"><text:span text:style-name="T20">javac</text:span></text:span><text:span text:style-name="T20">), an interpreter (</text:span><text:span text:style-name="Emphasis"><text:span text:style-name="T20">java</text:span></text:span><text:span text:style-name="T20">), an archiver (</text:span><text:span text:style-name="Emphasis"><text:span text:style-name="T20">jar</text:span></text:span><text:span text:style-name="T20">) and a documentation generator (</text:span><text:span text:style-name="Emphasis"><text:span text:style-name="T20">javadoc</text:span></text:span><text:span text:style-name="T20">).</text:span></text:p>
      <text:p text:style-name="P3"><text:span text:style-name="Emphasis"><text:span text:style-name="T20">JRE</text:span></text:span><text:span text:style-name="T20"> is a </text:span><text:span text:style-name="Emphasis"><text:span text:style-name="T20">Java Runtime Environment</text:span></text:span><text:span text:style-name="T20">. It’s a part of the JDK, but </text:span><text:span text:style-name="Strong_20_Emphasis"><text:span text:style-name="T21">it contains the minimum functionality to run Java applications</text:span></text:span><text:span text:style-name="T20">. It consists of a </text:span><text:span text:style-name="Emphasis"><text:span text:style-name="T20">Java Virtual Machine</text:span></text:span><text:span text:style-name="T20">, core classes, and supporting files. For example, it doesn’t have any compiler.</text:span></text:p>
      <text:p text:style-name="P3"><text:span text:style-name="Emphasis"><text:span text:style-name="T20">JVM</text:span></text:span><text:span text:style-name="T20"> is the acronym for </text:span><text:span text:style-name="Emphasis"><text:span text:style-name="T20">Java Virtual Machine</text:span></text:span><text:span text:style-name="T20">, which is a virtual machine able to run programs compiled to bytecode. It’s described by the JVM specification, as it’s important to ensure interoperability between different implementations. </text:span><text:span text:style-name="Strong_20_Emphasis"><text:span text:style-name="T21">The most important function of a JVM is to enable users to deploy the same Java application into different operating systems and environments without worrying about what lies underneath</text:span></text:span><text:span text:style-name="T20">.</text:span></text:p>
      <text:p text:style-name="P4"/>
      <text:h text:style-name="P2" text:outline-level="3">Q4. What Is the Difference Between Stack and Heap?</text:h>
      <text:p text:style-name="P3"><text:span text:style-name="T20">There are two parts of memory where all variables and objects are stored by the JVM. The first is the </text:span><text:span text:style-name="Emphasis"><text:span text:style-name="T20">stack</text:span></text:span><text:span text:style-name="T20"> and the second is the </text:span><text:span text:style-name="Emphasis"><text:span text:style-name="T20">heap</text:span></text:span><text:span text:style-name="T20">.</text:span></text:p>
      <text:p text:style-name="P3"><text:span text:style-name="T20">The </text:span><text:span text:style-name="Strong_20_Emphasis"><text:span text:style-name="Emphasis"><text:span text:style-name="T21">stack</text:span></text:span></text:span><text:span text:style-name="Strong_20_Emphasis"><text:span text:style-name="T21"> is a place where the JVM reserves blocks for local variables and additional data</text:span></text:span><text:span text:style-name="T20">. The stack is a </text:span><text:span text:style-name="Emphasis"><text:span text:style-name="T20">LIFO</text:span></text:span><text:span text:style-name="T20">(last in first out) structure. It means that whenever a method is called, a new block is reserved for local variables and object references. Each new method invocation reserves the next block. When methods finish their execution, blocks are released in the reversed manner they were started.</text:span></text:p>
      <text:p text:style-name="P4">Every new thread has its own stack.</text:p>
      <text:p text:style-name="P3"><text:soft-page-break/><text:span text:style-name="T20">We should be aware that the stack has much less memory space than the heap. And when a stack is full, the JVM will throw a </text:span><text:span text:style-name="Emphasis"><text:span text:style-name="T20">StackOverflowError</text:span></text:span><text:span text:style-name="T20">. It’s likely to occur when there is a bad recursive call and the recursion goes too deep.</text:span></text:p>
      <text:p text:style-name="P3"><text:span text:style-name="Strong_20_Emphasis"><text:span text:style-name="T21">Every new object is created on the Java </text:span></text:span><text:span text:style-name="Strong_20_Emphasis"><text:span text:style-name="Emphasis"><text:span text:style-name="T21">heap</text:span></text:span></text:span><text:span text:style-name="Strong_20_Emphasis"><text:span text:style-name="T21"> which is used for a dynamic allocation</text:span></text:span><text:span text:style-name="T20">. There is a </text:span><text:span text:style-name="Emphasis"><text:span text:style-name="T20">garbage collector</text:span></text:span><text:span text:style-name="T20">which is responsible for erasing unused objects which are divided into young (nursery) and old spaces. Memory access to the heap is slower than access to the stack. The JVM throws an </text:span><text:span text:style-name="Emphasis"><text:span text:style-name="T20">OutOfMemoryError</text:span></text:span><text:span text:style-name="T20"> when the heap is full.</text:span></text:p>
      <text:p text:style-name="P3"><text:span text:style-name="T20">We can find more details in the </text:span><text:a xlink:type="simple" xlink:href="https://www.baeldung.com/java-stack-heap"><text:span text:style-name="T31">Stack Memory and Heap Space in Java</text:span></text:a><text:span text:style-name="T20"> article. </text:span></text:p>
      <text:h text:style-name="P2" text:outline-level="3">Q5. What Is Reflection in Java?</text:h>
      <text:p text:style-name="P4">Reflection is a very powerful mechanism in Java. Reflection is a mechanism of Java language which enables programmers to examine or modify the internal state of the program (properties, methods, classes etc.) at runtime. The java.lang.reflect package provides all required components for using reflection.</text:p>
      <text:p text:style-name="P3"><text:span text:style-name="T20">When using this feature, we can access all possible fields, methods, constructors that are included within a class definition. We can access them irrespective of their access modifier. It means that for example, we are able to access private members. To do that, we don’t have to know their names. All we have to do is to use some static methods of </text:span><text:span text:style-name="Emphasis"><text:span text:style-name="T20">Class</text:span></text:span><text:span text:style-name="T20">.</text:span></text:p>
      <text:p text:style-name="P4">It’s worth to know that there is a possibility to restrict access via reflection. To do that we can use the Java security manager and the Java security policy file. They allow us to grant permissions to classes.</text:p>
      <text:p text:style-name="P4">When working with modules since Java 9, we should know that by default, we aren’t able to use reflection on classes imported from another module. To allow other classes to use reflection to access the private members of a package we have to grant the “Reflection” Permission.</text:p>
      <text:p text:style-name="P3"><text:a xlink:type="simple" xlink:href="https://www.baeldung.com/java-reflection"><text:span text:style-name="T32">This article</text:span></text:a><text:span text:style-name="T20"> goes into more depth about Java Reflection.</text:span></text:p>
      <text:h text:style-name="P2" text:outline-level="3">Q5. What Is a Classloader?</text:h>
      <text:p text:style-name="P3"><text:span text:style-name="T20">The</text:span><text:span text:style-name="Emphasis"><text:span text:style-name="T20"> classloader</text:span></text:span><text:span text:style-name="T20"> is one of the most important components in Java. It’s a part of the JRE.</text:span></text:p>
      <text:p text:style-name="P3"><text:span text:style-name="T20">Simply put, the</text:span><text:span text:style-name="Emphasis"><text:span text:style-name="T20"> classloader</text:span></text:span><text:span text:style-name="T20"> is responsible for loading classes into the JVM. We can distinguish three types of classloaders:</text:span></text:p>
      <text:list xml:id="list4931303980540819585" text:style-name="L5">
        <text:list-item>
          <text:p text:style-name="P23"><text:span text:style-name="Strong_20_Emphasis"><text:span text:style-name="T21">Bootstrap classloader –</text:span></text:span><text:span text:style-name="T20"> it loads the core Java classes. They are located in the </text:span><text:span text:style-name="Emphasis"><text:span text:style-name="T20">&lt;JAVA_HOME&gt;/jre/lib</text:span></text:span><text:span text:style-name="T20"> directory</text:span></text:p>
        </text:list-item>
        <text:list-item>
          <text:p text:style-name="P23"><text:span text:style-name="Strong_20_Emphasis"><text:span text:style-name="T21">Extension classloader –</text:span></text:span><text:span text:style-name="T20"> it loads classes located in </text:span><text:span text:style-name="Emphasis"><text:span text:style-name="T20">&lt;JAVA_HOME&gt;/jre/lib/ext</text:span></text:span><text:span text:style-name="T20"> or in the path defined by the </text:span><text:span text:style-name="Emphasis"><text:span text:style-name="T20">java.ext.dirs</text:span></text:span><text:span text:style-name="T20"> property</text:span></text:p>
        </text:list-item>
        <text:list-item>
          <text:p text:style-name="P23"><text:span text:style-name="Strong_20_Emphasis"><text:span text:style-name="T21">System classloader –</text:span></text:span><text:span text:style-name="T20"> it loads classes on the classpath of our application</text:span></text:p>
        </text:list-item>
      </text:list>
      <text:p text:style-name="P4"><text:soft-page-break/>A classloader loads classes “on demand”. It means that classes are loaded after they are called by the program. What’s more, a classloader can load a class with a given name only once. However, if the same class is loaded by two different class loaders, then those classes fail in an equality check.</text:p>
      <text:p text:style-name="P3"><text:span text:style-name="T20">There is more information about classloaders in the </text:span><text:a xlink:type="simple" xlink:href="https://www.baeldung.com/java-classloaders"><text:span text:style-name="T32">Class Loaders in Java</text:span></text:a><text:span text:style-name="T20"> article.</text:span></text:p>
      <text:p text:style-name="P4"/>
      <text:h text:style-name="P2" text:outline-level="3">Q6. What Is the Difference Between Static and Dynamic Class Loading?</text:h>
      <text:p text:style-name="P3"><text:span text:style-name="T20">Static class loading takes place when we have source classes available at compile time. We can make use of it by creating object instances with the </text:span><text:span text:style-name="Emphasis"><text:span text:style-name="T20">new</text:span></text:span><text:span text:style-name="T20"> keyword.</text:span></text:p>
      <text:p text:style-name="P3"><text:span text:style-name="T20">Dynamic class loading refers to a situation when we can’t provide a class definition at the compile time. Yet, we can do that at runtime. To create an instance of a class, we have to use the </text:span><text:span text:style-name="Emphasis"><text:span text:style-name="T20">Class.forName()</text:span></text:span><text:span text:style-name="T20"> method:</text:span></text:p>
      <text:section text:style-name="Sect1" text:name="highlighter_167606">
        <table:table table:name="Table2" table:style-name="Table2">
          <table:table-column table:style-name="Table2.A"/>
          <table:table-column table:style-name="Table2.B"/>
          <table:table-row>
            <table:table-cell table:style-name="Table2.A1" office:value-type="string">
              <text:p text:style-name="P5">1</text:p>
            </table:table-cell>
            <table:table-cell table:style-name="Table2.A1" office:value-type="string">
              <text:p text:style-name="P7"><text:span text:style-name="Source_20_Text"><text:span text:style-name="T6">Class.forName(</text:span></text:span><text:span text:style-name="Source_20_Text"><text:span text:style-name="T30">"oracle.jdbc.driver.OracleDriver"</text:span></text:span><text:span text:style-name="Source_20_Text"><text:span text:style-name="T6">)</text:span></text:span><text:span text:style-name="Source_20_Text"><text:span text:style-name="T12"> </text:span></text:span></text:p>
            </table:table-cell>
          </table:table-row>
        </table:table>
      </text:section>
      <text:p text:style-name="P4"/>
      <text:h text:style-name="P17" text:outline-level="3">Q7. Why Is String an Immutable Class?</text:h>
      <text:p text:style-name="P3"><text:span text:style-name="T20">We should know that </text:span><text:span text:style-name="Emphasis"><text:span text:style-name="T20">String</text:span></text:span><text:span text:style-name="T20"> objects are treated differently than other objects by the </text:span><text:span text:style-name="Emphasis"><text:span text:style-name="T20">JVM</text:span></text:span><text:span text:style-name="T20">. One difference is that </text:span><text:span text:style-name="Emphasis"><text:span text:style-name="T20">String</text:span></text:span><text:span text:style-name="T20">objects are immutable. </text:span><text:span text:style-name="Strong_20_Emphasis"><text:span text:style-name="T21">It means that we can’t change them once we have created them.</text:span></text:span><text:span text:style-name="T20"> There are several reasons why they behave that way:</text:span></text:p>
      <text:list xml:id="list5713874435259818339" text:style-name="L6">
        <text:list-item>
          <text:p text:style-name="P24"><text:span text:style-name="T20">They are stored in the </text:span><text:span text:style-name="Emphasis"><text:span text:style-name="T20">string pool</text:span></text:span><text:span text:style-name="T20"> which is a special part of the heap memory. It’s responsible for saving a lot of space.</text:span></text:p>
        </text:list-item>
        <text:list-item>
          <text:p text:style-name="P24"><text:span text:style-name="T20">The immutability of the </text:span><text:span text:style-name="Emphasis"><text:span text:style-name="T20">String</text:span></text:span><text:span text:style-name="T20"> class guarantees that its hash code won’t change. </text:span><text:span text:style-name="Strong_20_Emphasis"><text:span text:style-name="T21">Due to that fact, </text:span></text:span><text:span text:style-name="Strong_20_Emphasis"><text:span text:style-name="Emphasis"><text:span text:style-name="T21">Strings</text:span></text:span></text:span><text:span text:style-name="Strong_20_Emphasis"><text:span text:style-name="T21"> can be effectively used as keys in hashing collections.</text:span></text:span><text:span text:style-name="T20"> We can be sure that we won’t overwrite any data because of a change in hash codes.</text:span></text:p>
        </text:list-item>
        <text:list-item>
          <text:p text:style-name="P24"><text:span text:style-name="T20">They can be used safely across several threads. </text:span><text:span text:style-name="Strong_20_Emphasis"><text:span text:style-name="T21">No thread can change the value of a </text:span></text:span><text:span text:style-name="Strong_20_Emphasis"><text:span text:style-name="Emphasis"><text:span text:style-name="T21">String</text:span></text:span></text:span><text:span text:style-name="Strong_20_Emphasis"><text:span text:style-name="T21"> object, so we get thread safety for free.</text:span></text:span></text:p>
        </text:list-item>
        <text:list-item>
          <text:p text:style-name="P26">Strings are immutable to avoid serious security issues. Sensitive data such as passwords could be changed by an unreliable source or another thread.</text:p>
        </text:list-item>
      </text:list>
      <text:p text:style-name="P3"><text:span text:style-name="T20">We can learn more about the immutability of Strings </text:span><text:a xlink:type="simple" xlink:href="https://www.baeldung.com/java-string-immutable"><text:span text:style-name="T32">in this article</text:span></text:a><text:span text:style-name="T20">.</text:span></text:p>
      <text:p text:style-name="P4"/>
      <text:h text:style-name="P1" text:outline-level="3"><text:span text:style-name="T21">Q8. What Is the Difference Between the </text:span><text:span text:style-name="Emphasis"><text:span text:style-name="T21">Comparable </text:span></text:span><text:span text:style-name="T21">and </text:span><text:span text:style-name="Emphasis"><text:span text:style-name="T21">Comparator</text:span></text:span><text:span text:style-name="T21"> Interfaces?</text:span></text:h>
      <text:p text:style-name="P3"><text:span text:style-name="T20">Sometimes when we write a new class, we would like to be able to compare objects of that class. It’s especially helpful when we want to use sorted collections. There are two ways we can do this: with the </text:span><text:span text:style-name="Emphasis"><text:span text:style-name="T20">Comparable</text:span></text:span><text:span text:style-name="T20"> interface or with the </text:span><text:span text:style-name="Emphasis"><text:span text:style-name="T20">Comparator</text:span></text:span><text:span text:style-name="T20"> interface.</text:span></text:p>
      <text:p text:style-name="P3"><text:span text:style-name="T20">First, let’s look at the </text:span><text:span text:style-name="Emphasis"><text:span text:style-name="T20">Comparable</text:span></text:span><text:span text:style-name="T20"> interface:</text:span></text:p>
      <text:section text:style-name="Sect1" text:name="highlighter_557765">
        <table:table table:name="Table1" table:style-name="Table1">
          <table:table-column table:style-name="Table1.A"/>
          <table:table-column table:style-name="Table1.B"/>
          <text:soft-page-break/>
          <table:table-row>
            <table:table-cell table:style-name="Table1.A1" office:value-type="string">
              <text:p text:style-name="P5">1</text:p>
              <text:p text:style-name="P5">2</text:p>
              <text:p text:style-name="P5">3</text:p>
            </table:table-cell>
            <table:table-cell table:style-name="Table1.A1" office:value-type="string">
              <text:p text:style-name="P6"><text:span text:style-name="Source_20_Text"><text:span text:style-name="T30">public</text:span></text:span><text:span text:style-name="T42"> </text:span><text:span text:style-name="Source_20_Text"><text:span text:style-name="T30">interface</text:span></text:span><text:span text:style-name="T42"> </text:span><text:span text:style-name="Source_20_Text"><text:span text:style-name="T6">Comparable&lt;T&gt; {</text:span></text:span></text:p>
              <text:p text:style-name="P6"><text:span text:style-name="Source_20_Text"><text:span text:style-name="T43">    </text:span></text:span><text:span text:style-name="Source_20_Text"><text:span text:style-name="T30">int</text:span></text:span><text:span text:style-name="T42"> </text:span><text:span text:style-name="Source_20_Text"><text:span text:style-name="T6">compareTo(T var1);</text:span></text:span></text:p>
              <text:p text:style-name="P7"><text:span text:style-name="Source_20_Text"><text:span text:style-name="T6">}</text:span></text:span></text:p>
            </table:table-cell>
          </table:table-row>
        </table:table>
      </text:section>
      <text:p text:style-name="P4">We should implement that interface by the class whose objects we want to sort.</text:p>
      <text:p text:style-name="P3"><text:span text:style-name="T20">It has the </text:span><text:span text:style-name="Emphasis"><text:span text:style-name="T20">compareTo()</text:span></text:span><text:span text:style-name="T20"> method and returns an integer. It can return three values: -1, 0, and 1 which means that this object is less than, equal to or greater than the compared object.</text:span></text:p>
      <text:p text:style-name="P3"><text:span text:style-name="Strong_20_Emphasis"><text:span text:style-name="T21">It’s worth mentioning that the overridden </text:span></text:span><text:span text:style-name="Strong_20_Emphasis"><text:span text:style-name="Emphasis"><text:span text:style-name="T21">compareT0()</text:span></text:span></text:span><text:span text:style-name="Strong_20_Emphasis"><text:span text:style-name="T21"> method should be consistent with the </text:span></text:span><text:span text:style-name="Strong_20_Emphasis"><text:span text:style-name="Emphasis"><text:span text:style-name="T21">equals()</text:span></text:span></text:span><text:span text:style-name="Strong_20_Emphasis"><text:span text:style-name="T21"> method.</text:span></text:span></text:p>
      <text:p text:style-name="P3"><text:span text:style-name="T20">On the other hand, we can use the </text:span><text:span text:style-name="Emphasis"><text:span text:style-name="T20">Comparator</text:span></text:span><text:span text:style-name="T20"> interface. It can be passed to the </text:span><text:span text:style-name="Emphasis"><text:span text:style-name="T20">sort()</text:span></text:span><text:span text:style-name="T20"> methods of the </text:span><text:span text:style-name="Emphasis"><text:span text:style-name="T20">Collection</text:span></text:span><text:span text:style-name="T20">interface or when instantiating sorted collections. That’s why it’s mostly used to create a one-time sorting strategy.</text:span></text:p>
      <text:p text:style-name="P3"><text:span text:style-name="Strong_20_Emphasis"><text:span text:style-name="T21">What’s more, it’s also useful when we use a third-party class which doesn’t implement the Comparable interface.</text:span></text:span></text:p>
      <text:p text:style-name="P3"><text:span text:style-name="T20">Like the </text:span><text:span text:style-name="Emphasis"><text:span text:style-name="T20">compareTo()</text:span></text:span><text:span text:style-name="T20"> method, the overridden </text:span><text:span text:style-name="Emphasis"><text:span text:style-name="T20">compare()</text:span></text:span><text:span text:style-name="T20"> methods should be consistent with the </text:span><text:span text:style-name="Emphasis"><text:span text:style-name="T20">equals()</text:span></text:span><text:span text:style-name="T20"> method, but they may optionally allow comparison with nulls.</text:span></text:p>
      <text:p text:style-name="P3"><text:span text:style-name="T20">Let’s visit the </text:span><text:a xlink:type="simple" xlink:href="https://www.baeldung.com/java-comparator-comparable"><text:span text:style-name="T32">Comparator and Comparable in Java</text:span></text:a><text:span text:style-name="T20"> article for more information.</text:span></text:p>
      <text:p text:style-name="P4"/>
      <text:p text:style-name="P4"/>
      <text:p text:style-name="P4"/>
      <text:p text:style-name="P4"/>
      <text:p text:style-name="P4"/>
      <text:p text:style-name="P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raleway" svg:font-family="raleway"/>
    <style:font-face style:name="source code pro" svg:font-family="'source code pro', consolas, 'bitstream vera sans mono', 'courier new', Courier,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14cm" fo:margin-bottom="2.016cm" fo:margin-left="1.155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09:29:14.67</meta:creation-date>
    <dc:date>2019-01-30T11:38:48.20</dc:date>
    <meta:editing-duration>PT38M1S</meta:editing-duration>
    <meta:editing-cycles>5</meta:editing-cycles>
    <meta:generator>OpenOffice/4.0.1$Win32 OpenOffice.org_project/401m5$Build-9714</meta:generator>
    <meta:document-statistic meta:table-count="2" meta:image-count="0" meta:object-count="0" meta:page-count="5" meta:paragraph-count="81" meta:word-count="1799" meta:character-count="10674"/>
  </office:meta>
</office:document-meta>
</file>